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officeooo:rsid="0008bfb1" officeooo:paragraph-rsid="0008bfb1"/>
    </style:style>
    <style:style style:name="P2" style:family="paragraph" style:parent-style-name="Text_20_body">
      <style:text-properties officeooo:rsid="0009f57c" officeooo:paragraph-rsid="0009f57c"/>
    </style:style>
    <style:style style:name="P3" style:family="paragraph" style:parent-style-name="Heading_20_1">
      <style:text-properties officeooo:rsid="0008bfb1" officeooo:paragraph-rsid="0008bfb1"/>
    </style:style>
    <style:style style:name="P4" style:family="paragraph" style:parent-style-name="Heading_20_3">
      <style:text-properties officeooo:rsid="0008bfb1" officeooo:paragraph-rsid="0008bfb1"/>
    </style:style>
    <style:style style:name="T1" style:family="text">
      <style:text-properties officeooo:rsid="000bbce6"/>
    </style:style>
    <style:style style:name="T2" style:family="text">
      <style:text-properties officeooo:rsid="000bcfb6"/>
    </style:style>
    <style:style style:name="T3" style:family="text">
      <style:text-properties officeooo:rsid="000d91d7"/>
    </style:style>
    <style:style style:name="T4" style:family="text">
      <style:text-properties officeooo:rsid="000e080c"/>
    </style:style>
    <style:style style:name="T5" style:family="text">
      <style:text-properties officeooo:rsid="000e9ad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Game design</text:p>
      <text:h text:style-name="P3" text:outline-level="1">Economy</text:h>
      <text:h text:style-name="Heading_20_3" text:outline-level="3">Ships</text:h>
      <text:p text:style-name="P2">Private economy will create transport ships automatically on its own expenses for trading purposes. These ships can be rented <text:span text:style-name="T3">for </text:span><text:span text:style-name="T4">money</text:span> by the state for military purposes. The state can also confiscate it from private owners, which will damage the relations with local population, especially if its the state citizens and not just <text:span text:style-name="T2">some</text:span> conquered people. <text:span text:style-name="T5">The state can also sell transport ships to the private sphere, after either seizing them or creating them and then having no purpose for them.</text:span></text:p>
      <text:h text:style-name="P4" text:outline-level="3">Trade</text:h>
      <text:p text:style-name="P1">Trade should be automatic. The player can influence it by developing infrastructure and trade agreements with other states. Maybe each province can have import and export points based on the province wealth that need to be fulfilled in order to apply the trade bonuses. <text:span text:style-name="T1">Export points get diminished over the transportation (based on infrastructure, piracy, banditry…). Also due to paying tolls.</text:span> Trade bonuses should mainly influence province wealth growth.</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fo:color="#000000" loext:opacity="100%" loext:color-lum-mod="100%" loext:color-lum-off="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3-11-21T20:50:03.092000000</dc:date>
    <meta:editing-duration>PT8M55S</meta:editing-duration>
    <meta:editing-cycles>7</meta:editing-cycles>
    <meta:generator>LibreOffice/7.4.7.2$Windows_X86_64 LibreOffice_project/723314e595e8007d3cf785c16538505a1c878ca5</meta:generator>
    <meta:document-statistic meta:table-count="0" meta:image-count="0" meta:object-count="0" meta:page-count="1" meta:paragraph-count="6" meta:word-count="155" meta:character-count="980" meta:non-whitespace-character-count="831"/>
  </office:meta>
</office:document-meta>
</file>